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28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fo:min-height="2.08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fo:min-height="2.09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49cm"/>
      <style:paragraph-properties style:writing-mode="lr-tb"/>
    </style:style>
    <style:style style:name="gr6" style:family="graphic" style:parent-style-name="standard">
      <style:graphic-properties draw:stroke="solid" svg:stroke-color="#000000" draw:fill="none" draw:fill-color="#ffffff" fo:min-height="5.37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134cm"/>
      <style:paragraph-properties style:writing-mode="lr-tb"/>
    </style:style>
    <style:style style:name="gr8" style:family="graphic" style:parent-style-name="standard">
      <style:graphic-properties draw:stroke="solid" svg:stroke-color="#000000" draw:fill="none" draw:fill-color="#ffffff" fo:min-height="4.916cm"/>
      <style:paragraph-properties style:writing-mode="lr-tb"/>
    </style:style>
    <style:style style:name="gr9" style:family="graphic" style:parent-style-name="standard" style:list-style-name="L1">
      <style:graphic-properties draw:stroke="solid" svg:stroke-color="#000000" draw:fill="none" draw:fill-color="#ffffff" fo:min-height="6.23cm"/>
      <style:paragraph-properties style:writing-mode="lr-tb"/>
    </style:style>
    <style:style style:name="P1" style:family="paragraph">
      <style:text-properties fo:font-size="10pt" style:font-size-asian="10pt" style:font-size-complex="10pt"/>
    </style:style>
    <style:style style:name="P2" style:family="paragraph">
      <loext:graphic-properties draw:fill="none" draw:fill-color="#ffffff"/>
      <style:text-properties fo:font-size="10pt" style:font-size-asian="10pt" style:font-size-complex="10pt"/>
    </style:style>
    <style:style style:name="P3" style:family="paragraph"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P4" style:family="paragraph"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065cm" svg:height="0.645cm" svg:x="2.645cm" svg:y="2.715cm">
          <draw:text-box>
            <text:p text:style-name="P1"><text:span text:style-name="T1">coordMath.h</text:span></text:p>
          </draw:text-box>
        </draw:frame>
        <draw:frame draw:style-name="gr2" draw:text-style-name="P2" draw:layer="layout" svg:width="6.045cm" svg:height="2.33cm" svg:x="11.319cm" svg:y="2.865cm">
          <draw:text-box>
            <text:p text:style-name="P1"><text:span text:style-name="T1">// includes for all other .h files</text:span></text:p>
            <text:p text:style-name="P1"><text:span text:style-name="T1">#include coordMath.h</text:span></text:p>
            <text:p text:style-name="P1"><text:span text:style-name="T1">#include MQTTBroker.h</text:span></text:p>
            <text:p text:style-name="P1"><text:span text:style-name="T1">#include flows.h</text:span></text:p>
            <text:p text:style-name="P1"><text:span text:style-name="T1">. . .</text:span></text:p>
          </draw:text-box>
        </draw:frame>
        <draw:frame draw:style-name="gr1" draw:text-style-name="P2" draw:layer="layout" svg:width="5.065cm" svg:height="0.645cm" svg:x="2.645cm" svg:y="6.775cm">
          <draw:text-box>
            <text:p text:style-name="P1"><text:span text:style-name="T1">coordMath.cpp</text:span></text:p>
          </draw:text-box>
        </draw:frame>
        <draw:frame draw:style-name="gr3" draw:text-style-name="P2" draw:layer="layout" svg:width="7.205cm" svg:height="7.737cm" svg:x="2.925cm" svg:y="7.485cm">
          <draw:text-box>
            <text:p text:style-name="P1"><text:span text:style-name="T1">// global &gt; local coordinate conversion</text:span></text:p>
            <text:p text:style-name="P1"><text:span text:style-name="T1">bool globalToLocal( float x, float y, float z)</text:span></text:p>
            <text:p text:style-name="P1"><text:span text:style-name="T1">{</text:span></text:p>
            <text:p text:style-name="P1"><text:span text:style-name="T1"><text:s text:c="3"/></text:span><text:span text:style-name="T1">float originx = 9</text:span></text:p>
            <text:p text:style-name="P1"><text:span text:style-name="T1"><text:s text:c="3"/></text:span><text:span text:style-name="T1">float originy = 2.75</text:span></text:p>
            <text:p text:style-name="P1"><text:span text:style-name="T1"><text:s text:c="3"/></text:span><text:span text:style-name="T1">float originz = -4</text:span></text:p>
            <text:p text:style-name="P1"><text:span text:style-name="T1"><text:s text:c="3"/></text:span><text:span text:style-name="T1">g_LX = originx + sin(x/y)* g_side</text:span></text:p>
            <text:p text:style-name="P1"><text:span text:style-name="T1"><text:s text:c="3"/></text:span><text:span text:style-name="T1">Return true</text:span></text:p>
            <text:p text:style-name="P1"><text:span text:style-name="T1">}</text:span></text:p>
            <text:p text:style-name="P1"><text:span text:style-name="T1"/></text:p>
            <text:p text:style-name="P3"><text:span text:style-name="T1">// local &gt; global coordinate conversion</text:span></text:p>
            <text:p text:style-name="P3"><text:span text:style-name="T1">bool localToGlobal( float x, float y, float z)</text:span></text:p>
            <text:p text:style-name="P3"><text:span text:style-name="T1">{</text:span></text:p>
            <text:p text:style-name="P3"><text:span text:style-name="T1"><text:s text:c="3"/></text:span><text:span text:style-name="T1">float originx = 9</text:span></text:p>
            <text:p text:style-name="P3"><text:span text:style-name="T1"><text:s text:c="3"/></text:span><text:span text:style-name="T1">float originy = 2.75</text:span></text:p>
            <text:p text:style-name="P3"><text:span text:style-name="T1"><text:s text:c="3"/></text:span><text:span text:style-name="T1">float originz = -4</text:span></text:p>
            <text:p text:style-name="P3"><text:span text:style-name="T1"><text:s text:c="3"/></text:span><text:span text:style-name="T1">g_GX = originx + cos(y/x)* g_side</text:span></text:p>
            <text:p text:style-name="P3"><text:span text:style-name="T1"><text:s text:c="3"/></text:span><text:span text:style-name="T1">Return true</text:span></text:p>
            <text:p text:style-name="P3"><text:span text:style-name="T1">}</text:span></text:p>
          </draw:text-box>
        </draw:frame>
        <draw:frame draw:style-name="gr4" draw:text-style-name="P2" draw:layer="layout" svg:width="8.82cm" svg:height="1.039cm" svg:x="1.94cm" svg:y="1.68cm">
          <draw:text-box>
            <text:p text:style-name="P1"><text:span text:style-name="T1">The example coordMath bag is composed of 2 files:</text:span></text:p>
          </draw:text-box>
        </draw:frame>
        <draw:frame draw:style-name="gr5" draw:text-style-name="P2" draw:layer="layout" svg:width="3.955cm" svg:height="0.74cm" svg:x="11.97cm" svg:y="1.68cm">
          <draw:text-box>
            <text:p text:style-name="P1"><text:span text:style-name="T1">Main.h:</text:span></text:p>
          </draw:text-box>
        </draw:frame>
        <draw:frame draw:style-name="gr5" draw:text-style-name="P2" draw:layer="layout" svg:width="3.955cm" svg:height="0.74cm" svg:x="18.7cm" svg:y="1.68cm">
          <draw:text-box>
            <text:p text:style-name="P1"><text:span text:style-name="T1">Main.cpp:</text:span></text:p>
          </draw:text-box>
        </draw:frame>
        <draw:frame draw:style-name="gr3" draw:text-style-name="P2" draw:layer="layout" svg:width="7.56cm" svg:height="10.101cm" svg:x="18.95cm" svg:y="2.865cm">
          <draw:text-box>
            <text:p text:style-name="P1"><text:span text:style-name="T1">// this is the only place main.h is #included</text:span></text:p>
            <text:p text:style-name="P1"><text:span text:style-name="T1">#include main.h</text:span></text:p>
            <text:p text:style-name="P1"><text:span text:style-name="T1"/></text:p>
            <text:p text:style-name="P1"><text:span text:style-name="T1">// get declarations and definitions and defines</text:span></text:p>
            <text:p text:style-name="P1"><text:span text:style-name="T1">// <text:s/>for all global variables</text:span></text:p>
            <text:p text:style-name="P1"><text:span text:style-name="T1">#include global_variables.cpp</text:span></text:p>
            <text:p text:style-name="P1"><text:span text:style-name="T1"/></text:p>
            <text:p text:style-name="P1"><text:span text:style-name="T1">// get all libraries that we use</text:span></text:p>
            <text:p text:style-name="P1"><text:span text:style-name="T1">#include &lt;Arduino.h&gt; // Arduino Core</text:span></text:p>
            <text:p text:style-name="P1"><text:span text:style-name="T1">#include &lt;aaChip.h&gt;</text:span></text:p>
            <text:p text:style-name="P1"><text:span text:style-name="T1">. . .</text:span></text:p>
            <text:p text:style-name="P1"><text:span text:style-name="T1"/></text:p>
            <text:p text:style-name="P1"><text:span text:style-name="T1">// get all cpp files and bags that we use</text:span></text:p>
            <text:p text:style-name="P1"><text:span text:style-name="T1">#include MQTTBroker.cpp</text:span></text:p>
            <text:p text:style-name="P1"><text:span text:style-name="T1">#include flows.cpp</text:span></text:p>
            <text:p text:style-name="P1"><text:span text:style-name="T1">#include coordMath.cpp</text:span></text:p>
            <text:p text:style-name="P1"><text:span text:style-name="T1">. . .</text:span></text:p>
            <text:p text:style-name="P1"><text:span text:style-name="T1"/></text:p>
            <text:p text:style-name="P1"><text:span text:style-name="T1">// any large sections of code can be moved</text:span></text:p>
            <text:p text:style-name="P1"><text:span text:style-name="T1">// to an external cpp file,</text:span></text:p>
            <text:p text:style-name="P1"><text:span text:style-name="T1">// and embedded with a #include statement </text:span></text:p>
            <text:p text:style-name="P1"><text:span text:style-name="T1"/></text:p>
            <text:p text:style-name="P1"><text:span text:style-name="T1">#include big_setup.cpp</text:span></text:p>
            <text:p text:style-name="P1"><text:span text:style-name="T1">#include big_loop.cpp</text:span></text:p>
            <text:p text:style-name="P1"><text:span text:style-name="T1"/></text:p>
          </draw:text-box>
        </draw:frame>
        <draw:frame draw:style-name="gr6" draw:text-style-name="P2" draw:layer="layout" svg:width="6.74cm" svg:height="5.628cm" svg:x="11.18cm" svg:y="7.512cm">
          <draw:text-box>
            <text:p text:style-name="P1"><text:span text:style-name="T1">// global variables, const and non-const</text:span></text:p>
            <text:p text:style-name="P1"><text:span text:style-name="T1">// declarations, definitions and defines</text:span></text:p>
            <text:p text:style-name="P1"><text:span text:style-name="T1"/></text:p>
            <text:p text:style-name="P1"><text:span text:style-name="T1">float g_tilt_x // desired tilt in global X dir</text:span></text:p>
            <text:p text:style-name="P1"><text:span text:style-name="T1">float g_tilt_y</text:span></text:p>
            <text:p text:style-name="P1"><text:span text:style-name="T1">float g_tilt_z</text:span></text:p>
            <text:p text:style-name="P1"><text:span text:style-name="T1"/></text:p>
            <text:p text:style-name="P1"><text:span text:style-name="T1">// debug printout shortcut</text:span></text:p>
            <text:p text:style-name="P1"><text:span text:style-name="T1">#define dp(string,value)=</text:span></text:p>
            <text:p text:style-name="P1"><text:span text:style-name="T1"><text:s text:c="4"/></text:span><text:span text:style-name="T1">print(string);println(value);</text:span></text:p>
            <text:p text:style-name="P1"><text:span text:style-name="T1"/></text:p>
            <text:p text:style-name="P1"><text:span text:style-name="T1">const int g_armpit1 = 102</text:span></text:p>
            <text:p text:style-name="P1"><text:span text:style-name="T1">const int g_armpit2 = 413</text:span></text:p>
          </draw:text-box>
        </draw:frame>
        <draw:frame draw:style-name="gr7" draw:text-style-name="P2" draw:layer="layout" svg:width="3.955cm" svg:height="1.384cm" svg:x="11.14cm" svg:y="6.33cm">
          <draw:text-box>
            <text:p text:style-name="P1"><text:span text:style-name="T1">global_variables.cpp</text:span></text:p>
          </draw:text-box>
        </draw:frame>
        <draw:frame draw:style-name="gr3" draw:text-style-name="P2" draw:layer="layout" svg:width="7.205cm" svg:height="3.009cm" svg:x="2.845cm" svg:y="3.296cm">
          <draw:text-box>
            <text:p text:style-name="P1"><text:span text:style-name="T1">// global &gt; local coordinate conversion</text:span></text:p>
            <text:p text:style-name="P1"><text:span text:style-name="T1">bool globalToLocal( float x, float y, float z)</text:span></text:p>
            <text:p text:style-name="P1"><text:span text:style-name="T1">#define trace_GTL = print (“got to GTL”);</text:span></text:p>
            <text:p text:style-name="P1"><text:span text:style-name="T1"/></text:p>
            <text:p text:style-name="P3"><text:span text:style-name="T1">// local &gt; global coordinate conversion</text:span></text:p>
            <text:p text:style-name="P3"><text:span text:style-name="T1">bool localToGlobal( float x, float y, float z)</text:span></text:p>
            <text:p text:style-name="P3"><text:span text:style-name="T1">#define trace_LTG = print (“got to LTG”);</text:span></text:p>
          </draw:text-box>
        </draw:frame>
        <draw:frame draw:style-name="gr8" draw:text-style-name="P5" draw:layer="layout" svg:width="15.145cm" svg:height="5.166cm" svg:x="1.51cm" svg:y="15.424cm">
          <draw:text-box>
            <text:p text:style-name="P4"><text:span text:style-name="T2">A bag is a collection of related functions, with a header file and code file. Each has a subsection for every function</text:span></text:p>
            <text:p text:style-name="P4"><text:span text:style-name="T2"/></text:p>
            <text:p text:style-name="P4"><text:span text:style-name="T2">header files or sub-sections can include:</text:span></text:p>
            <text:p text:style-name="P4"><text:span text:style-name="T2">-syntax declarations for function calls within the associated cpp file or bag (FOB) that are used by other FOBs</text:span></text:p>
            <text:p text:style-name="P4"><text:span text:style-name="T2">-syntax definitions for classes &amp; templates</text:span></text:p>
            <text:p text:style-name="P4"><text:span text:style-name="T2">-macro definitions via #define statement</text:span></text:p>
            <text:p text:style-name="P4"><text:span text:style-name="T2">-inline function definitions</text:span></text:p>
            <text:p text:style-name="P4"><text:span text:style-name="T2">-header files can not contain:</text:span></text:p>
            <text:p text:style-name="P4"><text:span text:style-name="T2"><text:s text:c="3"/></text:span><text:span text:style-name="T2">- non-inline function definitions</text:span></text:p>
            <text:p text:style-name="P4"><text:span text:style-name="T2"><text:s text:c="3"/></text:span><text:span text:style-name="T2">- non-const variable definitions</text:span></text:p>
            <text:p text:style-name="P4"><text:span text:style-name="T2"><text:s text:c="3"/></text:span><text:span text:style-name="T2">- aggregate definitions</text:span></text:p>
            <text:p text:style-name="P4"><text:span text:style-name="T2"><text:s text:c="3"/></text:span><text:span text:style-name="T2">- unnamed namespaces</text:span></text:p>
            <text:p text:style-name="P4"><text:span text:style-name="T2"><text:s text:c="3"/></text:span><text:span text:style-name="T2">- using directives</text:span></text:p>
            <text:p text:style-name="P4"><text:span text:style-name="T2">Our code has only one compiled module, main.cpp (with a bunch of embedded include files) </text:span></text:p>
            <text:p text:style-name="P4"><text:span text:style-name="T2">so we don’t need to use extern. Libraries are a separate issue.</text:span></text:p>
          </draw:text-box>
        </draw:frame>
        <draw:frame draw:style-name="gr9" draw:text-style-name="P7" draw:layer="layout" svg:width="9.68cm" svg:height="6.611cm" svg:x="17.26cm" svg:y="13.97cm">
          <draw:text-box>
            <text:p text:style-name="P6"><text:span text:style-name="T2">We can put include guards in our header files, but they shouldn’t be needed: main.cpp includes main.h, and main.h includes all other header files. Each header file gets processed exactly once. No file other than main.h should include any other header file.</text:span></text:p>
            <text:p text:style-name="P6"><text:span text:style-name="T2"/></text:p>
            <text:p text:style-name="P6"><text:span text:style-name="T2">All global variables go in a separate file global_variables.cpp, #included from main.cpp</text:span></text:p>
            <text:p text:style-name="P6"><text:span text:style-name="T2"/></text:p>
            <text:p text:style-name="P6"><text:span text:style-name="T2">Because all header files are encountered by the compiler before any executable code, functions can appear in any order, but need a declaration in their header file.</text:span></text:p>
            <text:p text:style-name="P6"><text:span text:style-name="T2">order of compiler processing:</text:span></text:p>
            <text:p text:style-name="P6"><text:span text:style-name="T2">initially processing main.cpp</text:span></text:p>
            <text:p text:style-name="P6"><text:span text:style-name="T2">does main.h (main.h does all other .h files)</text:span></text:p>
            <text:p text:style-name="P6"><text:span text:style-name="T2">All non-const global variable declarations and definitions done by global_variables.cpp included from main.cpp</text:span></text:p>
            <text:p text:style-name="P6"><text:span text:style-name="T2">All libraries, via included from main.cpp</text:span></text:p>
            <text:p text:style-name="P6"><text:span text:style-name="T2">All includes of executable code</text:span></text:p>
            <text:p text:style-name="P6"><text:span text:style-name="T2">Executable code in main.cpp, notable setup() and loop()</text:span></text:p>
            <text:p text:style-name="P6"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15T11:56:58.656000000</meta:creation-date>
    <dc:date>2023-01-15T13:11:03.594000000</dc:date>
    <meta:editing-duration>PT1H14M6S</meta:editing-duration>
    <meta:editing-cycles>2</meta:editing-cycles>
    <meta:generator>LibreOffice/7.4.3.2$Windows_X86_64 LibreOffice_project/1048a8393ae2eeec98dff31b5c133c5f1d08b890</meta:generator>
    <meta:document-statistic meta:object-count="13"/>
  </office:meta>
</office:document-meta>
</file>